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Roboto Slab" svg:font-family="'Roboto Slab', sans-serif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e2bea" officeooo:paragraph-rsid="000e2bea"/>
    </style:style>
    <style:style style:name="P2" style:family="paragraph" style:parent-style-name="Standard" style:list-style-name="L1">
      <style:paragraph-properties fo:line-height="150%"/>
      <style:text-properties officeooo:rsid="000e2bea" officeooo:paragraph-rsid="000e2bea"/>
    </style:style>
    <style:style style:name="P3" style:family="paragraph" style:parent-style-name="Standard" style:master-page-name="">
      <loext:graphic-properties draw:fill="none" draw:fill-gradient-name="gradient" draw:fill-hatch-name="hatch"/>
      <style:paragraph-properties fo:margin-left="2cm" fo:margin-right="0cm" fo:text-align="start" style:justify-single-word="false" fo:text-indent="0cm" style:auto-text-indent="false" style:page-number="auto" fo:background-color="transparent" style:vertical-align="baseline"/>
      <style:text-properties officeooo:rsid="000e2bea" officeooo:paragraph-rsid="000e2bea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1.6cm" fo:margin-right="0cm" fo:text-align="start" style:justify-single-word="false" fo:text-indent="0cm" style:auto-text-indent="false" style:page-number="auto" fo:background-color="transparent" style:vertical-align="baseline"/>
      <style:text-properties officeooo:rsid="000e2bea" officeooo:paragraph-rsid="000e2bea"/>
    </style:style>
    <style:style style:name="P5" style:family="paragraph" style:parent-style-name="Standard" style:master-page-name="">
      <loext:graphic-properties draw:fill="none" draw:fill-gradient-name="gradient" draw:fill-hatch-name="hatch"/>
      <style:paragraph-properties fo:margin-left="2.551cm" fo:margin-right="0cm" fo:text-align="start" style:justify-single-word="false" fo:text-indent="0cm" style:auto-text-indent="false" style:page-number="auto" fo:background-color="transparent" style:vertical-align="baseline"/>
      <style:text-properties officeooo:rsid="000e2bea" officeooo:paragraph-rsid="000e2bea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00%"/>
      <style:text-properties officeooo:rsid="000e2bea" officeooo:paragraph-rsid="000e2bea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21cm" style:contextual-spacing="false" fo:line-height="100%"/>
      <style:text-properties officeooo:rsid="000e2bea" officeooo:paragraph-rsid="000f6644"/>
    </style:style>
    <style:style style:name="P8" style:family="paragraph" style:parent-style-name="Standard">
      <style:paragraph-properties fo:text-align="center" style:justify-single-word="false"/>
      <style:text-properties style:font-name="Arial1" fo:font-size="16pt" fo:font-weight="bold" officeooo:paragraph-rsid="000e2bea" style:font-size-asian="16pt" style:font-weight-asian="bold" style:font-size-complex="16pt" style:font-weight-complex="bold"/>
    </style:style>
    <style:style style:name="T1" style:family="text">
      <style:text-properties officeooo:rsid="000e2bea"/>
    </style:style>
    <style:style style:name="T2" style:family="text">
      <style:text-properties fo:font-variant="normal" fo:text-transform="none" fo:color="#333333" loext:opacity="100%" style:font-name="Roboto Slab" fo:letter-spacing="normal" fo:font-style="normal" fo:font-weight="normal"/>
    </style:style>
    <style:style style:name="T3" style:family="text">
      <style:text-properties fo:font-variant="normal" fo:text-transform="none" fo:color="#333333" loext:opacity="100%" fo:letter-spacing="normal" fo:font-style="normal"/>
    </style:style>
    <style:style style:name="T4" style:family="text">
      <style:text-properties fo:font-variant="normal" fo:text-transform="none" fo:color="#333333" loext:opacity="100%" fo:letter-spacing="normal" fo:font-style="normal" fo:font-weight="normal"/>
    </style:style>
    <style:style style:name="T5" style:family="text">
      <style:text-properties officeooo:rsid="000f6644"/>
    </style:style>
    <style:style style:name="T6" style:family="text">
      <style:text-properties officeooo:rsid="00102d0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UNIT 1 </text:span><text:span text:style-name="T3">AN E-MAIL INTRODUCING A NEW EMPLOYEE</text:span></text:p>
      <text:p text:style-name="P1"/>
      <text:list text:style-name="L1">
        <text:list-item>
          <text:p text:style-name="P2">To all employees.</text:p>
        </text:list-item>
        <text:list-item>
          <text:p text:style-name="P2">She is Human Resources Assistant</text:p>
        </text:list-item>
        <text:list-item>
          <text:p text:style-name="P2">His new position is Support technician</text:p>
        </text:list-item>
        <text:list-item>
          <text:p text:style-name="P2">Near leeds</text:p>
        </text:list-item>
      </text:list>
      <text:p text:style-name="P1"/>
      <text:p text:style-name="P1"/>
      <text:p text:style-name="P1"/>
      <text:p text:style-name="P1">Email</text:p>
      <text:p text:style-name="P1"/>
      <text:p text:style-name="P5">To<text:span text:style-name="T5">:</text:span> All employees</text:p>
      <text:p text:style-name="P3">From<text:span text:style-name="T5">:</text:span> Enrique Martinez</text:p>
      <text:p text:style-name="P4">Subject<text:span text:style-name="T5">:</text:span> New employee Nina Millan</text:p>
      <text:p text:style-name="P1"/>
      <text:p text:style-name="P6">Good morning </text:p>
      <text:p text:style-name="P6"/>
      <text:p text:style-name="P6">This week we are going to have a new member in our team. </text:p>
      <text:p text:style-name="P7">Her name is Nina Millán, <text:span text:style-name="T5">she came from Madrid.</text:span></text:p>
      <text:p text:style-name="P7"><text:span text:style-name="T5">S</text:span>he is junior programmer, this is her first job<text:span text:style-name="T5">, because of that she will be working with our Senior Programmer Francisco Perez.</text:span></text:p>
      <text:p text:style-name="P6">I'm sure we are going to help her and make her feel wellcome.</text:p>
      <text:p text:style-name="P6"/>
      <text:p text:style-name="P6">Best wishes,</text:p>
      <text:p text:style-name="P6">Enrique Martinez</text:p>
      <text:p text:style-name="P6">Human Resources Assistant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Roboto Slab" svg:font-family="'Roboto Slab', sans-serif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23:33:43.128316805</meta:creation-date>
    <dc:date>2022-10-09T23:55:54.055304045</dc:date>
    <meta:editing-duration>PT1M19S</meta:editing-duration>
    <meta:editing-cycles>1</meta:editing-cycles>
    <meta:document-statistic meta:table-count="0" meta:image-count="0" meta:object-count="0" meta:page-count="1" meta:paragraph-count="17" meta:word-count="106" meta:character-count="583" meta:non-whitespace-character-count="496"/>
    <meta:generator>LibreOffice/7.4.1.2$Linux_X86_64 LibreOffice_project/40$Build-2</meta:generator>
  </office:meta>
</office:document-meta>
</file>